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P1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323e2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8pt" fo:font-weight="bold" officeooo:rsid="0037fed6" officeooo:paragraph-rsid="0037fed6" style:font-size-asian="18pt" style:font-weight-asian="bold" style:font-size-complex="18pt"/>
    </style:style>
    <style:style style:name="P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0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4e2c04" officeooo:paragraph-rsid="004d455e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4e2c04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Ubuntu Mono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5" style:family="paragraph" style:parent-style-name="Text_20_body">
      <style:text-properties style:font-name="Arial" fo:font-weight="bold" officeooo:rsid="0078d1d7" officeooo:paragraph-rsid="00202652" style:font-weight-asian="bold"/>
    </style:style>
    <style:style style:name="P16" style:family="paragraph" style:parent-style-name="Table_20_Contents">
      <style:text-properties fo:color="#000080" style:font-name="Arial" fo:font-size="11pt" officeooo:paragraph-rsid="004d455e" style:font-size-asian="11pt" style:font-size-complex="11pt"/>
    </style:style>
    <style:style style:name="P17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2bb9d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1.799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9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45e6" officeooo:paragraph-rsid="004fa5a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2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52d2f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21695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45e6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0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033e50a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1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2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fa5af" officeooo:paragraph-rsid="004fa5a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3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52d2f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4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rsid="002b14a9" officeooo:paragraph-rsid="004fa5a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5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paragraph-rsid="004fa5a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6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33e50a" officeooo:paragraph-rsid="004fa5af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3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bold" officeooo:rsid="00307399" officeooo:paragraph-rsid="004fa5af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8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39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0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font-name="Arial" fo:font-size="11pt" fo:font-weight="normal" officeooo:rsid="0092cc01" officeooo:paragraph-rsid="004fa5af" style:font-size-asian="11pt" style:font-weight-asian="normal" style:font-size-complex="11pt" style:font-weight-complex="normal"/>
    </style:style>
    <style:style style:name="P41" style:family="paragraph" style:parent-style-name="Text_20_body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officeooo:paragraph-rsid="00566a61"/>
    </style:style>
    <style:style style:name="P42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d500c" officeooo:paragraph-rsid="004fa5af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Ubuntu Mono" fo:font-size="11pt" fo:letter-spacing="normal" fo:font-style="normal" fo:font-weight="bold" officeooo:rsid="003d49da" officeooo:paragraph-rsid="004fa5af" style:font-size-asian="11pt" style:font-weight-asian="bold" style:font-size-complex="11pt" style:font-weight-complex="bold"/>
    </style:style>
    <style:style style:name="P44" style:family="paragraph" style:parent-style-name="Text_20_body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566a61" style:font-size-asian="11pt" style:font-size-complex="11pt"/>
    </style:style>
    <style:style style:name="P45" style:family="paragraph" style:parent-style-name="Heading_20_2">
      <style:paragraph-properties fo:break-before="page"/>
      <style:text-properties style:font-name="Arial" fo:font-size="14pt" fo:font-weight="bold" officeooo:rsid="00307399" officeooo:paragraph-rsid="00202652" style:font-size-asian="14pt" style:font-weight-asian="bold" style:font-size-complex="14pt" style:font-weight-complex="bold"/>
    </style:style>
    <style:style style:name="P46" style:family="paragraph" style:parent-style-name="Table_20_Contents">
      <style:text-properties fo:color="#000080" style:font-name="Arial" fo:font-size="11pt" officeooo:paragraph-rsid="004fa5af" style:font-size-asian="11pt" style:font-size-complex="11pt"/>
    </style:style>
    <style:style style:name="P47" style:family="paragraph" style:parent-style-name="Table_20_Contents">
      <style:text-properties fo:color="#000080" style:font-name="Arial" fo:font-size="11pt" officeooo:paragraph-rsid="0052d2fe" style:font-size-asian="11pt" style:font-size-complex="11pt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officeooo:paragraph-rsid="004fa5af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c238b" officeooo:paragraph-rsid="004fa5af" style:font-size-asian="11pt" style:font-weight-asian="normal" style:font-size-complex="11pt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bold" officeooo:rsid="001c238b" officeooo:paragraph-rsid="004fa5af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style:line-height-at-least="0.503cm" fo:text-align="start" style:justify-single-word="false" fo:text-indent="0cm" style:auto-text-indent="false" fo:padding="0cm" fo:border="none"/>
      <style:text-properties style:font-name="Arial" fo:font-size="11pt" officeooo:paragraph-rsid="004fa5af" style:font-size-asian="11pt" style:font-size-complex="11pt"/>
    </style:style>
    <style:style style:name="P52" style:family="paragraph" style:parent-style-name="Table_20_Contents">
      <style:paragraph-properties fo:margin-left="0cm" fo:margin-right="0cm" fo:margin-top="0cm" fo:margin-bottom="0cm" style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4fa5af" style:font-size-asian="11pt" style:font-size-complex="11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fa5a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f1ca" style:font-weight-asian="bold" style:font-weight-complex="bold"/>
    </style:style>
    <style:style style:name="T8" style:family="text">
      <style:text-properties fo:font-weight="bold" officeooo:rsid="002d07dc" style:font-weight-asian="bold" style:font-weight-complex="bold"/>
    </style:style>
    <style:style style:name="T9" style:family="text">
      <style:text-properties fo:font-weight="bold" officeooo:rsid="0027c95e" style:font-weight-asian="bold" style:font-weight-complex="bold"/>
    </style:style>
    <style:style style:name="T10" style:family="text">
      <style:text-properties fo:font-weight="bold" officeooo:rsid="00319152" style:font-weight-asian="bold" style:font-weight-complex="bold"/>
    </style:style>
    <style:style style:name="T11" style:family="text">
      <style:text-properties fo:font-weight="bold" officeooo:rsid="00321695" style:font-weight-asian="bold" style:font-weight-complex="bold"/>
    </style:style>
    <style:style style:name="T12" style:family="text">
      <style:text-properties fo:font-weight="bold" officeooo:rsid="004c8103" style:font-weight-asian="bold" style:font-weight-complex="bold"/>
    </style:style>
    <style:style style:name="T13" style:family="text">
      <style:text-properties fo:font-weight="bold" officeooo:rsid="0052d2fe" style:font-weight-asian="bold" style:font-weight-complex="bold"/>
    </style:style>
    <style:style style:name="T14" style:family="text">
      <style:text-properties fo:font-weight="bold" officeooo:rsid="005504c6" style:font-weight-asian="bold" style:font-weight-complex="bold"/>
    </style:style>
    <style:style style:name="T15" style:family="text">
      <style:text-properties fo:color="#800000" fo:font-weight="bold" style:font-weight-asian="bold" style:font-weight-complex="bold"/>
    </style:style>
    <style:style style:name="T16" style:family="text">
      <style:text-properties fo:color="#800000" fo:font-weight="bold" officeooo:rsid="00307399" style:font-weight-asian="bold" style:font-weight-complex="bold"/>
    </style:style>
    <style:style style:name="T17" style:family="text">
      <style:text-properties fo:color="#800000" fo:font-weight="bold" officeooo:rsid="00321695" style:font-weight-asian="bold" style:font-weight-complex="bold"/>
    </style:style>
    <style:style style:name="T18" style:family="text">
      <style:text-properties fo:color="#800000" style:font-name="Ubuntu Mono" fo:font-weight="bold" style:font-weight-asian="bold" style:font-weight-complex="bold"/>
    </style:style>
    <style:style style:name="T19" style:family="text">
      <style:text-properties fo:color="#800000" style:font-name="Ubuntu Mono" fo:font-weight="bold" officeooo:rsid="0052d2fe" style:font-weight-asian="bold" style:font-weight-complex="bold"/>
    </style:style>
    <style:style style:name="T20" style:family="text">
      <style:text-properties fo:color="#800000" officeooo:rsid="00307399"/>
    </style:style>
    <style:style style:name="T21" style:family="text">
      <style:text-properties fo:color="#800000" officeooo:rsid="004c8103"/>
    </style:style>
    <style:style style:name="T22" style:family="text">
      <style:text-properties fo:color="#800000" style:font-name="Ubuntu Mono" fo:font-weight="bold" officeooo:rsid="0052d2fe" style:font-weight-asian="bold" style:font-weight-complex="bold"/>
    </style:style>
    <style:style style:name="T23" style:family="text">
      <style:text-properties officeooo:rsid="00202652"/>
    </style:style>
    <style:style style:name="T24" style:family="text">
      <style:text-properties style:font-name="Arial"/>
    </style:style>
    <style:style style:name="T25" style:family="text">
      <style:text-properties style:font-name="Arial" officeooo:rsid="00319152"/>
    </style:style>
    <style:style style:name="T26" style:family="text">
      <style:text-properties officeooo:rsid="0025f1ca"/>
    </style:style>
    <style:style style:name="T27" style:family="text">
      <style:text-properties style:font-name="Ubuntu Mono" fo:font-weight="bold" style:font-weight-asian="bold" style:font-weight-complex="bold"/>
    </style:style>
    <style:style style:name="T28" style:family="text">
      <style:text-properties style:font-name="Ubuntu Mono" fo:font-weight="bold" officeooo:rsid="00307399" style:font-weight-asian="bold" style:font-weight-complex="bold"/>
    </style:style>
    <style:style style:name="T29" style:family="text">
      <style:text-properties style:font-name="Ubuntu Mono" fo:font-weight="bold" officeooo:rsid="003c382b" style:font-weight-asian="bold" style:font-weight-complex="bold"/>
    </style:style>
    <style:style style:name="T30" style:family="text">
      <style:text-properties style:font-name="Ubuntu Mono" fo:font-weight="bold" officeooo:rsid="003c465f" style:font-weight-asian="bold" style:font-weight-complex="bold"/>
    </style:style>
    <style:style style:name="T31" style:family="text">
      <style:text-properties style:font-name="Ubuntu Mono" fo:font-weight="bold" officeooo:rsid="00327754" style:font-weight-asian="bold" style:font-weight-complex="bold"/>
    </style:style>
    <style:style style:name="T32" style:family="text">
      <style:text-properties style:font-name="Ubuntu Mono" fo:font-weight="bold" officeooo:rsid="004c8103" style:font-weight-asian="bold" style:font-weight-complex="bold"/>
    </style:style>
    <style:style style:name="T33" style:family="text">
      <style:text-properties style:font-name="Ubuntu Mono" fo:font-weight="bold" officeooo:rsid="0052d2fe" style:font-weight-asian="bold" style:font-weight-complex="bold"/>
    </style:style>
    <style:style style:name="T34" style:family="text">
      <style:text-properties style:font-name="Ubuntu Mono" officeooo:rsid="002d07dc"/>
    </style:style>
    <style:style style:name="T35" style:family="text">
      <style:text-properties officeooo:rsid="002b14a9"/>
    </style:style>
    <style:style style:name="T36" style:family="text">
      <style:text-properties officeooo:rsid="002d07dc"/>
    </style:style>
    <style:style style:name="T37" style:family="text">
      <style:text-properties officeooo:rsid="00307399"/>
    </style:style>
    <style:style style:name="T38" style:family="text">
      <style:text-properties officeooo:rsid="00321695"/>
    </style:style>
    <style:style style:name="T39" style:family="text">
      <style:text-properties officeooo:rsid="00327754"/>
    </style:style>
    <style:style style:name="T40" style:family="text">
      <style:text-properties fo:font-variant="normal" fo:text-transform="none" fo:color="#281f18" fo:letter-spacing="normal" fo:font-style="normal" fo:font-weight="normal" officeooo:rsid="001d500c" style:font-weight-asian="normal" style:font-weight-complex="normal"/>
    </style:style>
    <style:style style:name="T41" style:family="text">
      <style:text-properties fo:font-variant="normal" fo:text-transform="none" fo:color="#281f18" fo:letter-spacing="normal" fo:font-style="normal" fo:font-weight="normal" officeooo:rsid="00942005" style:font-weight-asian="normal" style:font-weight-complex="normal"/>
    </style:style>
    <style:style style:name="T42" style:family="text">
      <style:text-properties fo:font-variant="normal" fo:text-transform="none" fo:color="#281f18" fo:letter-spacing="normal" fo:font-style="normal" fo:font-weight="normal" officeooo:rsid="0033e50a" style:font-weight-asian="normal" style:font-weight-complex="normal"/>
    </style:style>
    <style:style style:name="T43" style:family="text">
      <style:text-properties fo:font-variant="normal" fo:text-transform="none" fo:color="#281f18" fo:letter-spacing="normal" fo:font-style="normal" fo:font-weight="normal" officeooo:rsid="003dfea7" style:font-weight-asian="normal" style:font-weight-complex="normal"/>
    </style:style>
    <style:style style:name="T44" style:family="text">
      <style:text-properties fo:font-variant="normal" fo:text-transform="none" fo:color="#281f18" fo:letter-spacing="normal" fo:font-style="normal" fo:font-weight="normal" officeooo:rsid="001b7955" style:font-weight-asian="normal" style:font-weight-complex="normal"/>
    </style:style>
    <style:style style:name="T45" style:family="text">
      <style:text-properties fo:font-variant="normal" fo:text-transform="none" fo:color="#281f18" fo:letter-spacing="normal" fo:font-style="normal" fo:font-weight="normal" officeooo:rsid="001fa4e5" style:font-weight-asian="normal" style:font-weight-complex="normal"/>
    </style:style>
    <style:style style:name="T46" style:family="text">
      <style:text-properties fo:font-variant="normal" fo:text-transform="none" fo:color="#281f18" fo:letter-spacing="normal" fo:font-style="normal" fo:font-weight="normal" officeooo:rsid="0050049a" style:font-weight-asian="normal" style:font-weight-complex="normal"/>
    </style:style>
    <style:style style:name="T47" style:family="text">
      <style:text-properties fo:font-variant="normal" fo:text-transform="none" fo:color="#281f18" fo:letter-spacing="normal" fo:font-style="normal" fo:font-weight="normal" officeooo:rsid="001c238b" style:font-weight-asian="normal" style:font-weight-complex="normal"/>
    </style:style>
    <style:style style:name="T48" style:family="text">
      <style:text-properties fo:font-variant="normal" fo:text-transform="none" fo:color="#281f18" fo:letter-spacing="normal" fo:font-style="normal" fo:font-weight="bold" officeooo:rsid="0033e50a" style:font-weight-asian="bold" style:font-weight-complex="bold"/>
    </style:style>
    <style:style style:name="T49" style:family="text">
      <style:text-properties fo:font-variant="normal" fo:text-transform="none" fo:color="#281f18" fo:letter-spacing="normal" fo:font-style="normal" fo:font-weight="bold" officeooo:rsid="003fd69d" style:font-weight-asian="bold" style:font-weight-complex="bold"/>
    </style:style>
    <style:style style:name="T50" style:family="text">
      <style:text-properties fo:font-variant="normal" fo:text-transform="none" fo:color="#281f18" fo:letter-spacing="normal" fo:font-style="normal" fo:font-weight="bold" officeooo:rsid="0050049a" style:font-weight-asian="bold" style:font-weight-complex="bold"/>
    </style:style>
    <style:style style:name="T51" style:family="text">
      <style:text-properties fo:font-variant="normal" fo:text-transform="none" fo:color="#281f18" style:font-name="Ubuntu Mono" fo:letter-spacing="normal" fo:font-style="normal" fo:font-weight="bold" officeooo:rsid="003c465f" style:font-weight-asian="bold" style:font-weight-complex="bold"/>
    </style:style>
    <style:style style:name="T52" style:family="text">
      <style:text-properties fo:font-variant="normal" fo:text-transform="none" fo:color="#281f18" style:font-name="Ubuntu Mono" fo:letter-spacing="normal" fo:font-style="normal" fo:font-weight="bold" officeooo:rsid="0050049a" style:font-weight-asian="bold" style:font-weight-complex="bold"/>
    </style:style>
    <style:style style:name="T53" style:family="text">
      <style:text-properties fo:font-variant="normal" fo:text-transform="none" fo:color="#281f18" style:font-name="Ubuntu Mono" fo:letter-spacing="normal" fo:font-style="normal" fo:font-weight="bold" officeooo:rsid="00942005" style:font-weight-asian="bold" style:font-weight-complex="bold"/>
    </style:style>
    <style:style style:name="T54" style:family="text">
      <style:text-properties fo:font-variant="normal" fo:text-transform="none" fo:color="#281f18" style:font-name="Ubuntu Mono" fo:letter-spacing="normal" fo:font-style="normal" fo:font-weight="normal" officeooo:rsid="0033e50a" style:font-weight-asian="normal" style:font-weight-complex="normal"/>
    </style:style>
    <style:style style:name="T55" style:family="text">
      <style:text-properties fo:font-variant="normal" fo:text-transform="none" fo:color="#281f18" style:font-name="Ubuntu Mono" fo:letter-spacing="normal" fo:font-style="normal" fo:font-weight="normal" officeooo:rsid="003fd69d" style:font-weight-asian="normal" style:font-weight-complex="normal"/>
    </style:style>
    <style:style style:name="T56" style:family="text">
      <style:text-properties fo:font-variant="normal" fo:text-transform="none" fo:color="#281f18" style:font-name="Ubuntu Mono" fo:font-size="11pt" fo:letter-spacing="normal" fo:font-style="normal" fo:font-weight="bold" officeooo:rsid="0050049a" style:font-size-asian="11pt" style:font-weight-asian="bold" style:font-size-complex="11pt" style:font-weight-complex="bold"/>
    </style:style>
    <style:style style:name="T57" style:family="text">
      <style:text-properties fo:font-variant="normal" fo:text-transform="none" fo:color="#281f18" style:font-name="Ubuntu Mono" fo:font-size="11pt" fo:letter-spacing="normal" fo:font-style="normal" fo:font-weight="bold" officeooo:rsid="0045a412" style:font-size-asian="11pt" style:font-weight-asian="bold" style:font-size-complex="11pt" style:font-weight-complex="bold"/>
    </style:style>
    <style:style style:name="T58" style:family="text">
      <style:text-properties fo:font-variant="normal" fo:text-transform="none" fo:color="#281f18" style:font-name="Ubuntu Mono" fo:font-size="11pt" fo:letter-spacing="normal" fo:font-style="normal" fo:font-weight="bold" officeooo:rsid="003d49da" style:font-size-asian="11pt" style:font-weight-asian="bold" style:font-size-complex="11pt" style:font-weight-complex="bold"/>
    </style:style>
    <style:style style:name="T59" style:family="text">
      <style:text-properties fo:font-variant="normal" fo:text-transform="none" fo:color="#281f18" style:font-name="Arial" fo:font-size="11pt" fo:letter-spacing="normal" fo:font-style="normal" fo:font-weight="normal" officeooo:rsid="0033e50a" style:font-size-asian="11pt" style:font-weight-asian="normal" style:font-size-complex="11pt" style:font-weight-complex="normal"/>
    </style:style>
    <style:style style:name="T60" style:family="text">
      <style:text-properties fo:font-variant="normal" fo:text-transform="none" fo:color="#281f18" style:font-name="Arial" fo:font-size="11pt" fo:letter-spacing="normal" fo:font-style="normal" fo:font-weight="normal" officeooo:rsid="001d500c" style:font-size-asian="11pt" style:font-weight-asian="normal" style:font-size-complex="11pt" style:font-weight-complex="normal"/>
    </style:style>
    <style:style style:name="T61" style:family="text">
      <style:text-properties fo:font-variant="normal" fo:text-transform="none" fo:color="#281f18" style:font-name="Arial" fo:font-size="11pt" fo:letter-spacing="normal" fo:font-style="normal" fo:font-weight="normal" officeooo:rsid="003dfea7" style:font-size-asian="11pt" style:font-weight-asian="normal" style:font-size-complex="11pt" style:font-weight-complex="normal"/>
    </style:style>
    <style:style style:name="T62" style:family="text">
      <style:text-properties fo:font-variant="normal" fo:text-transform="none" fo:color="#281f18" style:font-name="Arial" fo:font-size="11pt" fo:letter-spacing="normal" fo:font-style="normal" fo:font-weight="normal" officeooo:rsid="00942005" style:font-size-asian="11pt" style:font-weight-asian="normal" style:font-size-complex="11pt" style:font-weight-complex="normal"/>
    </style:style>
    <style:style style:name="T63" style:family="text">
      <style:text-properties fo:font-variant="normal" fo:text-transform="none" fo:color="#281f18" style:font-name="Arial" fo:font-size="11pt" fo:letter-spacing="normal" fo:font-style="normal" fo:font-weight="normal" officeooo:rsid="00980b55" style:font-size-asian="11pt" style:font-weight-asian="normal" style:font-size-complex="11pt" style:font-weight-complex="normal"/>
    </style:style>
    <style:style style:name="T64" style:family="text">
      <style:text-properties fo:font-variant="normal" fo:text-transform="none" fo:color="#281f18" style:font-name="Arial" fo:font-size="11pt" fo:letter-spacing="normal" fo:font-style="normal" fo:font-weight="normal" officeooo:rsid="0050049a" style:font-size-asian="11pt" style:font-weight-asian="normal" style:font-size-complex="11pt" style:font-weight-complex="normal"/>
    </style:style>
    <style:style style:name="T65" style:family="text">
      <style:text-properties fo:font-variant="normal" fo:text-transform="none" fo:color="#281f18" style:font-name="Arial" fo:font-size="11pt" fo:letter-spacing="normal" fo:font-style="normal" fo:font-weight="normal" officeooo:rsid="00200013" style:font-size-asian="11pt" style:font-weight-asian="normal" style:font-size-complex="11pt" style:font-weight-complex="normal"/>
    </style:style>
    <style:style style:name="T66" style:family="text">
      <style:text-properties fo:font-variant="normal" fo:text-transform="none" fo:color="#281f18" style:font-name="Arial" fo:font-size="11pt" fo:letter-spacing="normal" fo:font-style="normal" fo:font-weight="normal" officeooo:rsid="0047900e" style:font-size-asian="11pt" style:font-weight-asian="normal" style:font-size-complex="11pt" style:font-weight-complex="normal"/>
    </style:style>
    <style:style style:name="T67" style:family="text">
      <style:text-properties fo:font-variant="normal" fo:text-transform="none" fo:color="#800000" fo:letter-spacing="normal" fo:font-style="normal" fo:font-weight="bold" officeooo:rsid="001d500c" style:font-weight-asian="bold" style:font-weight-complex="bold"/>
    </style:style>
    <style:style style:name="T68" style:family="text">
      <style:text-properties fo:font-variant="normal" fo:text-transform="none" fo:color="#800000" fo:letter-spacing="normal" fo:font-style="normal" fo:font-weight="bold" officeooo:rsid="0033e50a" style:font-weight-asian="bold" style:font-weight-complex="bold"/>
    </style:style>
    <style:style style:name="T69" style:family="text">
      <style:text-properties fo:font-variant="normal" fo:text-transform="none" fo:color="#800000" fo:letter-spacing="normal" fo:font-style="normal" fo:font-weight="bold" officeooo:rsid="001b7955" style:font-weight-asian="bold" style:font-weight-complex="bold"/>
    </style:style>
    <style:style style:name="T70" style:family="text">
      <style:text-properties fo:font-variant="normal" fo:text-transform="none" fo:color="#800000" fo:letter-spacing="normal" fo:font-style="normal" fo:font-weight="bold" officeooo:rsid="0050049a" style:font-weight-asian="bold" style:font-weight-complex="bold"/>
    </style:style>
    <style:style style:name="T71" style:family="text">
      <style:text-properties fo:font-variant="normal" fo:text-transform="none" fo:color="#800000" fo:letter-spacing="normal" fo:font-style="normal" fo:font-weight="bold" officeooo:rsid="001c238b" style:font-weight-asian="bold" style:font-weight-complex="bold"/>
    </style:style>
    <style:style style:name="T72" style:family="text">
      <style:text-properties fo:font-variant="normal" fo:text-transform="none" fo:color="#800000" style:font-name="Arial" fo:font-size="11pt" fo:letter-spacing="normal" fo:font-style="normal" fo:font-weight="bold" officeooo:rsid="001d500c" style:font-size-asian="11pt" style:font-weight-asian="bold" style:font-size-complex="11pt" style:font-weight-complex="bold"/>
    </style:style>
    <style:style style:name="T73" style:family="text">
      <style:text-properties fo:font-variant="normal" fo:text-transform="none" fo:color="#800000" style:font-name="Arial" fo:font-size="11pt" fo:letter-spacing="normal" fo:font-style="normal" fo:font-weight="bold" officeooo:rsid="00200013" style:font-size-asian="11pt" style:font-weight-asian="bold" style:font-size-complex="11pt" style:font-weight-complex="bold"/>
    </style:style>
    <style:style style:name="T74" style:family="text">
      <style:text-properties fo:font-variant="normal" fo:text-transform="none" fo:color="#800000" style:font-name="Arial" fo:font-size="11pt" fo:letter-spacing="normal" fo:font-style="normal" fo:font-weight="bold" officeooo:rsid="0047900e" style:font-size-asian="11pt" style:font-weight-asian="bold" style:font-size-complex="11pt" style:font-weight-complex="bold"/>
    </style:style>
    <style:style style:name="T75" style:family="text">
      <style:text-properties fo:font-variant="normal" fo:text-transform="none" fo:color="#800000" style:font-name="Arial" fo:font-size="11pt" fo:letter-spacing="normal" fo:font-style="normal" fo:font-weight="bold" officeooo:rsid="00980b55" style:font-size-asian="11pt" style:font-weight-asian="bold" style:font-size-complex="11pt" style:font-weight-complex="bold"/>
    </style:style>
    <style:style style:name="T76" style:family="text">
      <style:text-properties fo:font-variant="normal" fo:text-transform="none" fo:color="#800000" style:font-name="Arial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77" style:family="text">
      <style:text-properties officeooo:rsid="0037fed6"/>
    </style:style>
    <style:style style:name="T78" style:family="text">
      <style:text-properties officeooo:rsid="003c382b"/>
    </style:style>
    <style:style style:name="T79" style:family="text">
      <style:text-properties officeooo:rsid="003c465f"/>
    </style:style>
    <style:style style:name="T80" style:family="text">
      <style:text-properties officeooo:rsid="0027c95e"/>
    </style:style>
    <style:style style:name="T81" style:family="text">
      <style:text-properties officeooo:rsid="00494bf9"/>
    </style:style>
    <style:style style:name="T82" style:family="text">
      <style:text-properties officeooo:rsid="0030af61"/>
    </style:style>
    <style:style style:name="T83" style:family="text">
      <style:text-properties officeooo:rsid="004e2c04"/>
    </style:style>
    <style:style style:name="T84" style:family="text">
      <style:text-properties officeooo:rsid="004ea1bd"/>
    </style:style>
    <style:style style:name="T85" style:family="text">
      <style:text-properties officeooo:rsid="00319152"/>
    </style:style>
    <style:style style:name="T86" style:family="text">
      <style:text-properties officeooo:rsid="004fa5af"/>
    </style:style>
    <style:style style:name="T87" style:family="text">
      <style:text-properties officeooo:rsid="003145e6"/>
    </style:style>
    <style:style style:name="T88" style:family="text">
      <style:text-properties officeooo:rsid="004c8103"/>
    </style:style>
    <style:style style:name="T89" style:family="text">
      <style:text-properties officeooo:rsid="00512c32"/>
    </style:style>
    <style:style style:name="T90" style:family="text">
      <style:text-properties officeooo:rsid="0052d2fe"/>
    </style:style>
    <style:style style:name="T91" style:family="text">
      <style:text-properties style:font-name="Ubuntu Mono" fo:font-weight="bold" officeooo:rsid="004c8103" style:font-weight-asian="bold" style:font-weight-complex="bold"/>
    </style:style>
    <style:style style:name="T92" style:family="text">
      <style:text-properties style:font-name="Ubuntu Mono" fo:font-weight="bold" officeooo:rsid="0052d2fe" style:font-weight-asian="bold" style:font-weight-complex="bold"/>
    </style:style>
    <style:style style:name="T93" style:family="text">
      <style:text-properties style:font-name="Ubuntu Mono" fo:font-weight="bold" officeooo:rsid="005504c6" style:font-weight-asian="bold" style:font-weight-complex="bold"/>
    </style:style>
    <style:style style:name="T94" style:family="text">
      <style:text-properties officeooo:rsid="005504c6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23">RDE</text:span>. IES Haría</text:p>
      <text:p text:style-name="P14">UT<text:span text:style-name="T23">7</text:span>. Actividad <text:span text:style-name="T77">de recuperación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pan text:style-name="T77">Prueba </text:span>Práctica</text:p>
      <text:p text:style-name="P6">Capa de aplicación</text:p>
      <text:p text:style-name="P4"/>
      <text:p text:style-name="P4"/>
      <text:p text:style-name="P3"/>
      <text:p text:style-name="P3"/>
      <text:p text:style-name="P3"/>
      <text:h text:style-name="P45" text:outline-level="2">FTP</text:h>
      <text:p text:style-name="P15"/>
      <text:p text:style-name="P24"><text:span text:style-name="T37">Utilizando la utilidad </text:span><text:span text:style-name="T28">ftp</text:span><text:span text:style-name="T37"> o </text:span><text:span text:style-name="T28">lftp</text:span><text:span text:style-name="T37"> r</text:span>ealiza las siguientes acciones <text:span text:style-name="T37">e indica, en cada apartado, los comandos ejecutados. Comprueba en cada caso que el resultado es el esperado y </text:span><text:span text:style-name="T20">no olvides que tienes que incluir </text:span><text:span text:style-name="T16">todos los comandos ejecutados </text:span><text:span text:style-name="T21">y el resultado de la ejecución de los mismos</text:span><text:span text:style-name="T37"> (por supuesto en el mismo orden que los ejecutas)</text:span>: </text:p>
      <text:p text:style-name="P24"/>
      <text:p text:style-name="P24"><text:span text:style-name="T23">1</text:span>) <text:span text:style-name="T26"><text:s/>Conecta al servidor </text:span><text:span text:style-name="T7">nas</text:span><text:span text:style-name="T26"> de clase por </text:span><text:span text:style-name="T7">ftp</text:span><text:span text:style-name="T26"> utilizando el usuario </text:span><text:span text:style-name="T7">generico</text:span><text:span text:style-name="T26">: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46"/>
          </table:table-cell>
        </table:table-row>
      </table:table>
      <text:p text:style-name="P24"/>
      <text:p text:style-name="P26">2) Accede a la carpeta <text:span text:style-name="T27">intercambio </text:span><text:span text:style-name="T87">y una vez dentro a</text:span>ccede a la carpeta <text:span text:style-name="T32">recuperacion-</text:span><text:span text:style-name="T29">ftp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6"/>
          </table:table-cell>
        </table:table-row>
      </table:table>
      <text:p text:style-name="P37"/>
      <text:p text:style-name="P26"/>
      <text:p text:style-name="P26"><text:span text:style-name="T81">3</text:span>) Crea dentro de esta la carpeta <text:span text:style-name="T18">nombre_</text:span><text:span text:style-name="T19">l</text:span> donde <text:span text:style-name="T18">nombre</text:span> <text:span text:style-name="T78">es </text:span>tu nombre <text:span text:style-name="T90">en minúscula</text:span> <text:span text:style-name="T90">y </text:span><text:span text:style-name="T19">l</text:span><text:span text:style-name="T90"> la primera letra de tu primer apellido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46"/>
          </table:table-cell>
        </table:table-row>
      </table:table>
      <text:p text:style-name="P26"/>
      <text:p text:style-name="P27"><text:span text:style-name="T81">4</text:span>) <text:span text:style-name="T80">Crea </text:span><text:span text:style-name="T9">localmente</text:span><text:span text:style-name="T80"> en tu equipo la carpeta de nombre </text:span><text:span text:style-name="T32">rec-</text:span><text:span text:style-name="T30">local</text:span><text:span text:style-name="T80"> en tu carpeta de usuario: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6"/>
          </table:table-cell>
        </table:table-row>
      </table:table>
      <text:p text:style-name="P26"/>
      <text:p text:style-name="P28"/>
      <text:p text:style-name="P28"><text:span text:style-name="T81">5</text:span>) <text:span text:style-name="T38">Crea </text:span><text:span text:style-name="T17">dentro de tu carpeta</text:span><text:span text:style-name="T38"> en el </text:span><text:span text:style-name="T11">servidor</text:span><text:span text:style-name="T38"> una carpeta que se llame <text:s/></text:span><text:span text:style-name="T32">practicas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6"/>
          </table:table-cell>
        </table:table-row>
      </table:table>
      <text:p text:style-name="P28"/>
      <text:p text:style-name="P28"/>
      <text:p text:style-name="P29"><text:span text:style-name="T81">6</text:span>) <text:span text:style-name="T79">Crea localmente la carpeta </text:span><text:span text:style-name="T32">temp</text:span><text:span text:style-name="T79"> dentro de la carpeta </text:span><text:span text:style-name="T32">rec</text:span><text:span text:style-name="T30">-local</text:span><text:span text:style-name="T79"> y accede a ella</text:span>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46"/>
          </table:table-cell>
        </table:table-row>
      </table:table>
      <text:p text:style-name="P28"/>
      <text:p text:style-name="P20"/>
      <text:p text:style-name="P24"><text:span text:style-name="T81">7) Utilizando el comando touch crea localmente, en la carpeta </text:span><text:span text:style-name="T32">temp</text:span><text:span text:style-name="T39">, tres ficheros con los nombre </text:span><text:span text:style-name="T32">ut3-a1.</text:span><text:span text:style-name="T31">txt, </text:span><text:span text:style-name="T32">ut7-a7.odt, </text:span><text:span text:style-name="T33">ut5-a5.txt</text:span><text:span text:style-name="T31"> y </text:span><text:span text:style-name="T32">ut5-a5</text:span><text:span text:style-name="T31">.odt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46"/>
          </table:table-cell>
        </table:table-row>
      </table:table>
      <text:p text:style-name="P24"/>
      <text:p text:style-name="P24"><text:span text:style-name="T81">8</text:span>) <text:span text:style-name="T88">Haz una </text:span><text:span text:style-name="T12">captura de pantalla</text:span><text:span text:style-name="T88"> en la que se muestra como ejecutas el/los comandos del apartado anterior y guárdala con el nombre </text:span><text:span text:style-name="T32">captura_touch.png</text:span><text:span text:style-name="T88"> en la carpeta </text:span><text:span text:style-name="T32">temp</text:span><text:span text:style-name="T88"> local creada en el apartado 6.</text:span></text:p>
      <text:p text:style-name="P24"/>
      <text:p text:style-name="P25"><text:span text:style-name="T88">9) Sube los archivos con extensión </text:span><text:span text:style-name="T32">txt </text:span><text:span text:style-name="T88">y la captura de pantalla </text:span><text:span text:style-name="T32">captura_touch.png</text:span><text:span text:style-name="T88"> a la carpeta </text:span><text:span text:style-name="T32">practicas</text:span><text:span text:style-name="T79"> del servidor.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46"/>
          </table:table-cell>
        </table:table-row>
      </table:table>
      <text:p text:style-name="P24"/>
      <text:p text:style-name="P24"><text:span text:style-name="T88">10)</text:span> Elimina todos los <text:span text:style-name="T6">archivos</text:span> y <text:span text:style-name="T6">carpetas</text:span> que crea<text:span text:style-name="T88">ste</text:span> en el <text:span text:style-name="T35">equipo local</text:span>. 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46"/>
          </table:table-cell>
        </table:table-row>
      </table:table>
      <text:p text:style-name="P31"/>
      <text:p text:style-name="P33"><text:span text:style-name="T88">11</text:span>) Elimina <text:span text:style-name="T90">solo </text:span>los <text:span text:style-name="T6">archivos</text:span> <text:span text:style-name="T90">con extensión </text:span><text:span text:style-name="T33">txt</text:span><text:span text:style-name="T90"> que subiste al servidor</text:span>. 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47"/>
          </table:table-cell>
        </table:table-row>
      </table:table>
      <text:p text:style-name="P33"/>
      <text:p text:style-name="P33"><text:soft-page-break/></text:p>
      <text:p text:style-name="P33"><text:span text:style-name="T90">12) </text:span>Cierra la conexión con el comando <text:span text:style-name="T27">close</text:span><text:span text:style-name="T6"> </text:span>y ejecuta <text:span text:style-name="T27">exit</text:span><text:span text:style-name="T6"> </text:span><text:span text:style-name="T36">(o </text:span><text:span text:style-name="T34">quit</text:span><text:span text:style-name="T36">)</text:span><text:span text:style-name="T8"> </text:span>para salir del <text:span text:style-name="T36">programa </text:span>cliente de FTP<text:span text:style-name="T6">.</text:span></text:p>
      <text:p text:style-name="P35"/>
      <text:p text:style-name="P36">DNS</text:p>
      <text:p text:style-name="P34"/>
      <text:p text:style-name="P30">Utilizando la utilidad <text:span text:style-name="T27">dig</text:span> inserta los <text:span text:style-name="T15">comandos</text:span> y el <text:span text:style-name="T15">resultado</text:span> para realizar las siguientes acciones. </text:p>
      <text:p text:style-name="P30"/>
      <text:p text:style-name="P41"><text:span text:style-name="T59">1</text:span><text:span text:style-name="T60">) Determina, </text:span><text:span text:style-name="T59">en </text:span><text:span text:style-name="T76">formato corto</text:span><text:span text:style-name="T59">, </text:span><text:span text:style-name="T60">los </text:span><text:span text:style-name="T72">nombres de los servidores DNS</text:span><text:span text:style-name="T60"> del dominio </text:span><text:span text:style-name="T56">centos.org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6"/>
          </table:table-cell>
        </table:table-row>
      </table:table>
      <text:p text:style-name="P42"/>
      <text:p text:style-name="P44"><text:span text:style-name="T42">2</text:span><text:span text:style-name="T40">) </text:span><text:span text:style-name="T44">Obtén</text:span><text:span text:style-name="T40">, </text:span><text:span text:style-name="T42">en </text:span><text:span text:style-name="T68">formato corto</text:span><text:span text:style-name="T42">,</text:span><text:span text:style-name="T44"> la </text:span><text:span text:style-name="T69">dirección IP</text:span><text:span text:style-name="T44"> de </text:span><text:span text:style-name="T52">centos</text:span><text:span text:style-name="T53">.org</text:span><text:span text:style-name="T44"> </text:span><text:span text:style-name="T40">haciendo la consulta a</text:span><text:span text:style-name="T48"> </text:span><text:span text:style-name="T49">uno de los servidores de DNS </text:span><text:span text:style-name="T50">OpenDNS</text:span><text:span text:style-name="T49"> </text:span><text:span text:style-name="T40"><text:s/></text:span><text:span text:style-name="T45">(</text:span><text:span text:style-name="T54">208.67.22</text:span><text:span text:style-name="T55">0</text:span><text:span text:style-name="T54">.22</text:span><text:span text:style-name="T55">0</text:span><text:span text:style-name="T45">) 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46"/>
          </table:table-cell>
        </table:table-row>
      </table:table>
      <text:p text:style-name="P43"/>
      <text:p text:style-name="P48"><text:span text:style-name="T61">3</text:span><text:span text:style-name="T62">) </text:span><text:span text:style-name="T63">Obtén, </text:span><text:span text:style-name="T64">en formato corto,</text:span><text:span text:style-name="T65"> l</text:span><text:span text:style-name="T66">os</text:span><text:span text:style-name="T65"> </text:span><text:span text:style-name="T73">nombre</text:span><text:span text:style-name="T65"> y la </text:span><text:span text:style-name="T73">dirección</text:span><text:span text:style-name="T74">es</text:span><text:span text:style-name="T73"> </text:span><text:span text:style-name="T75">IP</text:span><text:span text:style-name="T63"> </text:span><text:span text:style-name="T65">del ordenador/</text:span><text:span text:style-name="T59">es</text:span><text:span text:style-name="T65"> al que se mandan los correos que se enví</text:span><text:span text:style-name="T63">a</text:span><text:span text:style-name="T65">n a</text:span><text:span text:style-name="T59">l dominio </text:span><text:span text:style-name="T56">centos</text:span><text:span text:style-name="T57">.</text:span><text:span text:style-name="T58">com</text:span>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46"/>
          </table:table-cell>
        </table:table-row>
      </table:table>
      <text:p text:style-name="P49"/>
      <text:p text:style-name="P51"><text:span text:style-name="T43">4</text:span><text:span text:style-name="T41">) </text:span><text:span text:style-name="T40">Obtén, </text:span><text:span text:style-name="T42">en </text:span><text:span text:style-name="T68">formato corto</text:span><text:span text:style-name="T42">,</text:span><text:span text:style-name="T40"> el </text:span><text:span text:style-name="T67">equipo al que está redirigido</text:span><text:span text:style-name="T40"> </text:span><text:span text:style-name="T41">el nombre</text:span><text:span text:style-name="T40"> </text:span><text:span text:style-name="T51">www.</text:span><text:span text:style-name="T52">microsoft.com</text:span><text:span text:style-name="T40">.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46"/>
          </table:table-cell>
        </table:table-row>
      </table:table>
      <text:p text:style-name="P50"/>
      <text:p text:style-name="P52"><text:span text:style-name="T43">5</text:span><text:span text:style-name="T41">) </text:span><text:span text:style-name="T46">Obtén, en </text:span><text:span text:style-name="T70">formato corto</text:span><text:span text:style-name="T46">, a</text:span><text:span text:style-name="T47"> qué </text:span><text:span text:style-name="T71">nombre</text:span><text:span text:style-name="T47"> está apuntando la dirección </text:span><text:span text:style-name="T52">24.129.137.242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46"/>
          </table:table-cell>
        </table:table-row>
      </table:table>
      <text:p text:style-name="P40"/>
      <text:p text:style-name="P10">DHCP</text:p>
      <text:p text:style-name="P2"/>
      <text:p text:style-name="P7"><text:span text:style-name="T23">1</text:span>) <text:span text:style-name="T82">Inicia Wireshark con privilegios de administrador </text:span></text:p>
      <text:p text:style-name="P7"/>
      <text:p text:style-name="P17">$ <text:span text:style-name="T82">sudo wireshark</text:span></text:p>
      <text:p text:style-name="P17"/>
      <text:p text:style-name="P21">Inicia la captura de paquetes por la tarjeta de red por la que accedes a la red local (normalmente eth0)</text:p>
      <text:p text:style-name="P8"/>
      <text:p text:style-name="P8"><text:span text:style-name="T83">2</text:span>) Vamos a liberar la configuración de red que actualmente t<text:span text:style-name="T83">ienes en tu equipo. Inserta el comando que ejecutas: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16"/>
          </table:table-cell>
        </table:table-row>
      </table:table>
      <text:p text:style-name="P11"/>
      <text:p text:style-name="P18"/>
      <text:p text:style-name="P8"><text:span text:style-name="T83">3</text:span>) Solicita una nueva configuración de red al servidor de DHCP. <text:span text:style-name="T83">Inserta el comando que ejecutas</text:span>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16"/>
          </table:table-cell>
        </table:table-row>
      </table:table>
      <text:p text:style-name="P13"/>
      <text:p text:style-name="P12"><text:span text:style-name="T24">4</text:span><text:span text:style-name="T25">) Detén en Wireshark la captura de paquetes. </text:span><text:span text:style-name="T24">Filtra los resultados para que sólo se muestren en Wireshark los paquetes del protocolo DHCP. ¿Qué valor tienes que introducir en el campo de filtro?</text:span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16"/>
          </table:table-cell>
        </table:table-row>
      </table:table>
      <text:p text:style-name="P9"/>
      <text:p text:style-name="P9"><text:span text:style-name="T84">5</text:span>) <text:span text:style-name="T85">Localiza en Wireshark el paquete que el cliente utiliza para intentar </text:span><text:span text:style-name="T10">descubrir</text:span><text:span text:style-name="T85"> los servidores de </text:span><text:soft-page-break/><text:span text:style-name="T85">DHCP disponibles en la red. Inserta una o varias capturas de pantalla en la que se </text:span><text:span text:style-name="T10">destaque</text:span><text:span text:style-name="T85"> e </text:span><text:span text:style-name="T10">identifique</text:span><text:span text:style-name="T85">:</text:span></text:p>
      <text:list xml:id="list8760716772260755560" text:style-name="L1">
        <text:list-item>
          <text:p text:style-name="P23">El tipo de mensaje DHCP enviado.</text:p>
        </text:list-item>
        <text:list-item>
          <text:p text:style-name="P23">El protocolo de la capa de transporte utilizados.</text:p>
        </text:list-item>
        <text:list-item>
          <text:p text:style-name="P23">Los puertos de cliente y servidor de la capa de <text:span text:style-name="T86">aplicación.</text:span></text:p>
        </text:list-item>
        <text:list-item>
          <text:p text:style-name="P22">La<text:span text:style-name="T89">s</text:span> dirección<text:span text:style-name="T86">es</text:span> IP <text:span text:style-name="T86">de origen y destino del mensaje</text:span></text:p>
        </text:list-item>
        <text:list-item>
          <text:p text:style-name="P32">Las direcciones MAC de origen y destino del mensaje</text:p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p text:style-name="P16"/>
          </table:table-cell>
        </table:table-row>
      </table:table>
      <text:list xml:id="list101904671379939" text:continue-numbering="true" text:style-name="L1">
        <text:list-header>
          <text:p text:style-name="P38"/>
        </text:list-header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fa5af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E</text:span><text:span text:style-name="MT4">R</text:span><text:span text:style-name="MT3">2. </text:span><text:span text:style-name="MT4">Recuperación. </text:span><text:span text:style-name="MT3">Prueba práctica. Capa de aplicación </text:span><text:span text:style-name="MT5"><text:tab/></text:span><text:span text:style-name="MT5"><draw:frame draw:style-name="Mfr1" draw:name="gráficos7" text:anchor-type="as-char" svg:width="2.335cm" svg:height="0.818cm" draw:z-index="3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06-10-17T21:47:29</meta:creation-date>
    <dc:date>2016-06-02T10:18:24.902441241</dc:date>
    <meta:print-date>2006-12-12T00:09:40</meta:print-date>
    <dc:language>es-ES</dc:language>
    <meta:editing-cycles>87</meta:editing-cycles>
    <meta:editing-duration>P1DT5H12M51S</meta:editing-duration>
    <dc:creator>ivan </dc:creator>
    <meta:document-statistic meta:table-count="19" meta:image-count="1" meta:object-count="0" meta:page-count="4" meta:paragraph-count="40" meta:word-count="581" meta:character-count="3404" meta:non-whitespace-character-count="2857"/>
    <meta:user-defined meta:name="Info 1"/>
    <meta:user-defined meta:name="Info 2"/>
    <meta:user-defined meta:name="Info 3"/>
    <meta:user-defined meta:name="Info 4"/>
  </office:meta>
</office:document-meta>
</file>